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style:text-outline="false" style:text-line-through-style="none" fo:font-family="Ubuntu" style:font-pitch="variable" fo:font-size="12pt" fo:font-style="normal" fo:text-shadow="none" style:text-underline-style="none" fo:font-weight="normal" style:letter-kerning="true" style:font-family-asian="Ubuntu" style:font-size-asian="12pt" style:font-style-asian="normal" style:font-weight-asian="normal" style:font-family-complex="Ubuntu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5.95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14.06cm" svg:height="0.725cm" svg:x="5.6cm" svg:y="13.925cm">
          <draw:text-box>
            <text:p text:style-name="P3"><text:span text:style-name="T1">Joomla Branches Tester – </text:span><text:span text:style-name="T5">Only for branch 5.2-dev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3.7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2.5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4">: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8.2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6" draw:text-style-name="P2" draw:layer="layout" svg:width="3cm" svg:height="2cm" svg:x="12.2cm" svg:y="10.4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5.8cm" svg:y="10.4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1.444cm">
          <draw:text-box>
            <text:p text:style-name="P9"><text:span text:style-name="T2">jbt_mai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8"/>
  </office:meta>
</office:document-meta>
</file>